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Heading" style:master-page-name="Standard">
      <style:paragraph-properties style:page-number="1" fo:break-before="page"/>
    </style:style>
    <style:style style:name="P6" style:family="paragraph" style:parent-style-name="Heading_20_1">
      <style:text-properties officeooo:paragraph-rsid="000306fd"/>
    </style:style>
    <style:style style:name="P7" style:family="paragraph" style:parent-style-name="Heading_20_2">
      <style:text-properties officeooo:paragraph-rsid="000306fd"/>
    </style:style>
    <style:style style:name="P8" style:family="paragraph" style:parent-style-name="Standard">
      <style:paragraph-properties fo:text-align="center" style:justify-single-word="false"/>
      <style:text-properties style:font-name="Arial" fo:font-size="44pt" officeooo:rsid="00002b86" officeooo:paragraph-rsid="00002b86" style:font-size-asian="38.5pt" style:font-size-complex="44pt"/>
    </style:style>
    <style:style style:name="P9" style:family="paragraph" style:parent-style-name="Standard">
      <style:paragraph-properties fo:text-align="end" style:justify-single-word="false"/>
      <style:text-properties style:font-name="Arial" fo:font-size="11pt" officeooo:rsid="00002b86" officeooo:paragraph-rsid="00002b86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rsid="00002b86" officeooo:paragraph-rsid="00002b86" style:font-size-asian="9.60000038146973pt" style:font-size-complex="11pt"/>
    </style:style>
    <style:style style:name="P11" style:family="paragraph" style:parent-style-name="Standard" style:list-style-name="L1">
      <style:paragraph-properties fo:text-align="justify" style:justify-single-word="false" fo:break-before="page"/>
      <style:text-properties style:font-name="Arial" fo:font-size="11pt" officeooo:rsid="00002b86" officeooo:paragraph-rsid="00002b86" style:font-size-asian="9.60000038146973pt" style:font-size-complex="11pt"/>
    </style:style>
    <style:style style:name="P12" style:family="paragraph" style:parent-style-name="Text_20_body">
      <style:text-properties officeooo:rsid="0001224b" officeooo:paragraph-rsid="0001224b"/>
    </style:style>
    <style:style style:name="P13" style:family="paragraph" style:parent-style-name="Text_20_body">
      <style:text-properties officeooo:rsid="00029e07" officeooo:paragraph-rsid="00029e07"/>
    </style:style>
    <style:style style:name="P14" style:family="paragraph" style:parent-style-name="Text_20_body">
      <style:paragraph-properties fo:text-align="center" style:justify-single-word="false"/>
      <style:text-properties officeooo:rsid="000306fd" officeooo:paragraph-rsid="000306fd"/>
    </style:style>
    <style:style style:name="P15" style:family="paragraph" style:parent-style-name="Text_20_body">
      <style:paragraph-properties fo:text-align="justify" style:justify-single-word="false"/>
      <style:text-properties officeooo:rsid="000306fd" officeooo:paragraph-rsid="000306fd"/>
    </style:style>
    <style:style style:name="P16" style:family="paragraph" style:parent-style-name="Text_20_body">
      <style:text-properties officeooo:rsid="000306fd" officeooo:paragraph-rsid="000306fd"/>
    </style:style>
    <style:style style:name="P17" style:family="paragraph" style:parent-style-name="Text_20_body">
      <style:text-properties officeooo:paragraph-rsid="000306fd"/>
    </style:style>
    <style:style style:name="P18" style:family="paragraph" style:parent-style-name="Title" style:master-page-name="First_20_Page">
      <style:paragraph-properties style:page-number="auto"/>
    </style:style>
    <style:style style:name="T1" style:family="text">
      <style:text-properties officeooo:rsid="0001224b"/>
    </style:style>
    <style:style style:name="T2" style:family="text">
      <style:text-properties officeooo:rsid="00029e07"/>
    </style:style>
    <style:style style:name="T3" style:family="text">
      <style:text-properties officeooo:rsid="00059e07"/>
    </style:style>
    <style:style style:name="T4" style:family="text">
      <style:text-properties officeooo:rsid="00075b99"/>
    </style:style>
    <style:style style:name="T5" style:family="text">
      <style:text-properties officeooo:rsid="0008cb4b"/>
    </style:style>
    <style:style style:name="T6" style:family="text">
      <style:text-properties officeooo:rsid="000a044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ITULO</text:p>
      <text:p text:style-name="P8"/>
      <text:p text:style-name="P8"/>
      <text:p text:style-name="P8"/>
      <text:p text:style-name="P8"/>
      <text:p text:style-name="P8"/>
      <text:p text:style-name="P8">IMAGEN</text:p>
      <text:p text:style-name="P8"/>
      <text:p text:style-name="P8"/>
      <text:p text:style-name="P8"/>
      <text:p text:style-name="P8"/>
      <text:p text:style-name="P9">Team Rocket </text:p>
      <text:p text:style-name="P9">Izan Castellano Azzarelli</text:p>
      <text:p text:style-name="P9">Jairo Salva Escriva</text:p>
      <text:p text:style-name="P9">Marc Colomer Marcilla </text:p>
      <text:p text:style-name="P9">Javier Gómez Hernández</text:p>
      <text:p text:style-name="P9">Diverbot- <text:span text:style-name="T3">Comunidad Valenciana</text:span></text:p>
      <text:p text:style-name="P9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Índice</text:p>
          </text:index-title>
          <text:p text:style-name="P1"><text:a xlink:type="simple" xlink:href="#__RefHeading___Toc105_679982336" text:style-name="Index_20_Link" text:visited-style-name="Index_20_Link">1. Introducción<text:tab/>2</text:a></text:p>
          <text:p text:style-name="P1"><text:a xlink:type="simple" xlink:href="#__RefHeading___Toc107_679982336" text:style-name="Index_20_Link" text:visited-style-name="Index_20_Link">2. Misión Primaria y Secundaria<text:tab/>2</text:a></text:p>
          <text:p text:style-name="P2"><text:a xlink:type="simple" xlink:href="#__RefHeading___Toc109_679982336" text:style-name="Index_20_Link" text:visited-style-name="Index_20_Link">2.1 Misión Primaria<text:tab/>2</text:a></text:p>
          <text:p text:style-name="P3"><text:a xlink:type="simple" xlink:href="#__RefHeading___Toc111_679982336" text:style-name="Index_20_Link" text:visited-style-name="Index_20_Link"><text:s/>2.1.1. Medida de presión atmosférica y temperatura<text:tab/>2</text:a></text:p>
          <text:p text:style-name="P3"><text:a xlink:type="simple" xlink:href="#__RefHeading___Toc113_679982336" text:style-name="Index_20_Link" text:visited-style-name="Index_20_Link">2.1.2. Diseño del paracaídas<text:tab/>2</text:a></text:p>
          <text:p text:style-name="P3"><text:a xlink:type="simple" xlink:href="#__RefHeading___Toc115_679982336" text:style-name="Index_20_Link" text:visited-style-name="Index_20_Link">2.1.3. Análisis de datos<text:tab/>2</text:a></text:p>
          <text:p text:style-name="P2"><text:a xlink:type="simple" xlink:href="#__RefHeading___Toc117_679982336" text:style-name="Index_20_Link" text:visited-style-name="Index_20_Link">2.2. Diseño de la carcasa<text:tab/>3</text:a></text:p>
          <text:p text:style-name="P2"><text:a xlink:type="simple" xlink:href="#__RefHeading___Toc119_679982336" text:style-name="Index_20_Link" text:visited-style-name="Index_20_Link">2.3. Misión Secundaria<text:tab/>3</text:a></text:p>
          <text:p text:style-name="P1"><text:a xlink:type="simple" xlink:href="#__RefHeading___Toc121_679982336" text:style-name="Index_20_Link" text:visited-style-name="Index_20_Link">3. Planificación<text:tab/>3</text:a></text:p>
          <text:p text:style-name="P1"><text:a xlink:type="simple" xlink:href="#__RefHeading___Toc123_679982336" text:style-name="Index_20_Link" text:visited-style-name="Index_20_Link">4. Presupuesto<text:tab/>3</text:a></text:p>
          <text:p text:style-name="P1"><text:a xlink:type="simple" xlink:href="#__RefHeading___Toc125_679982336" text:style-name="Index_20_Link" text:visited-style-name="Index_20_Link">5. Plan de difusión y patrocinio<text:tab/>3</text:a></text:p>
          <text:p text:style-name="P1"><text:a xlink:type="simple" xlink:href="#__RefHeading___Toc127_679982336" text:style-name="Index_20_Link" text:visited-style-name="Index_20_Link">6. Bibliografía/Referencias/Recursos utilizados<text:tab/>3</text:a></text:p>
        </text:index-body>
      </text:table-of-content>
      <text:p text:style-name="P10"/>
      <text:list xml:id="list4138926950" text:style-name="L1">
        <text:list-header>
          <text:p text:style-name="P11"/>
        </text:list-header>
      </text:list>
      <text:p text:style-name="P9"/>
      <text:h text:style-name="Heading_20_1" text:outline-level="1"><text:bookmark-start text:name="__RefHeading___Toc105_679982336"/><text:span text:style-name="T1">1. Introducción</text:span><text:bookmark-end text:name="__RefHeading___Toc105_679982336"/></text:h>
      <text:p text:style-name="Text_20_body"/>
      <text:p text:style-name="P12">Este equipo esta formado por tres miembros fundamentales que son Jairo un <text:s/>estudian<text:span text:style-name="T4">t</text:span>e de 1r de bachillerato, <text:span text:style-name="T6">especializado en el diseño de placas integradas, donde a trabajado en la placas integradas de nuestro CanSat,</text:span> Marc <text:span text:style-name="T6">un modulo de informática, </text:span></text:p>
      <text:p text:style-name="P12"/>
      <text:h text:style-name="Heading_20_1" text:outline-level="1"><text:bookmark-start text:name="__RefHeading___Toc107_679982336"/>2. Misión <text:span text:style-name="T1">P</text:span>rimaria y <text:span text:style-name="T1">S</text:span>ecundaria<text:bookmark-end text:name="__RefHeading___Toc107_679982336"/></text:h>
      <text:p text:style-name="P13">Para poder lograr con excito la misión primaria y secundaria hemos d¡tenido que utilizar un <text:s/>sensor de temperatura, de presión... </text:p>
      <text:p text:style-name="Text_20_body"/>
      <text:h text:style-name="Heading_20_2" text:outline-level="2"><text:bookmark-start text:name="__RefHeading___Toc109_679982336"/>2.1 Misión Primaria <text:bookmark-end text:name="__RefHeading___Toc109_679982336"/></text:h>
      <text:p text:style-name="P13">…</text:p>
      <text:p text:style-name="P13"/>
      <text:h text:style-name="Heading_20_3" text:outline-level="3"><text:bookmark-start text:name="__RefHeading___Toc111_679982336"/><text:span text:style-name="T2"><text:s/></text:span>2.1.1. Medida de presión atmosférica y temperatura <text:bookmark-end text:name="__RefHeading___Toc111_679982336"/></text:h>
      <text:p text:style-name="P13">Obtenemos los datos gracias a nuestro pr<text:span text:style-name="T5">o</text:span>grama…</text:p>
      <text:p text:style-name="P13"/>
      <text:h text:style-name="Heading_20_3" text:outline-level="3"><text:bookmark-start text:name="__RefHeading___Toc113_679982336"/>2.1.2. Diseño del paracaídas <text:bookmark-end text:name="__RefHeading___Toc113_679982336"/></text:h>
      <text:p text:style-name="P13">A lo largo de un gran debate de equipo, hemos optado por el paracaídas…</text:p>
      <text:p text:style-name="P13"/>
      <text:h text:style-name="Heading_20_3" text:outline-level="3"><text:bookmark-start text:name="__RefHeading___Toc115_679982336"/>2.1.3. Análisis de datos <text:bookmark-end text:name="__RefHeading___Toc115_679982336"/></text:h>
      <text:p text:style-name="Text_20_body"/>
      <text:p text:style-name="Text_20_body"/>
      <text:p text:style-name="P14">Grafica</text:p>
      <text:p text:style-name="P14"/>
      <text:p text:style-name="P15">Al ver los resultados sacados por el sensor y se puede ver como…</text:p>
      <text:p text:style-name="P15"/>
      <text:h text:style-name="P7" text:outline-level="2"><text:soft-page-break/></text:h>
      <text:h text:style-name="P7" text:outline-level="2"><text:bookmark-start text:name="__RefHeading___Toc117_679982336"/>2.2. Diseño de la carcasa <text:bookmark-end text:name="__RefHeading___Toc117_679982336"/></text:h>
      <text:p text:style-name="P16">Para nuestro diseño del CanSat, hemos optado por una impresión 3D porque…</text:p>
      <text:p text:style-name="P16"/>
      <text:h text:style-name="Heading_20_2" text:outline-level="2"><text:bookmark-start text:name="__RefHeading___Toc119_679982336"/>2.3. Misión Secundaria <text:bookmark-end text:name="__RefHeading___Toc119_679982336"/></text:h>
      <text:p text:style-name="P16">Para nuestra misión secundaria, hemos escogido por crear…</text:p>
      <text:p text:style-name="P16"/>
      <text:h text:style-name="Heading_20_1" text:outline-level="1"><text:bookmark-start text:name="__RefHeading___Toc121_679982336"/>3. Planificación <text:bookmark-end text:name="__RefHeading___Toc121_679982336"/></text:h>
      <text:p text:style-name="Text_20_body">Cronograma o diagrama que incluya las fases de diseño, <text:span text:style-name="T3">prototipo</text:span>, construcción, pruebas y todas las fechas y plazos clave (horas a la semana dedicadas, etc) para llevar a cabo el proyecto. </text:p>
      <text:p text:style-name="Text_20_body"/>
      <text:h text:style-name="P6" text:outline-level="1"><text:bookmark-start text:name="__RefHeading___Toc123_679982336"/>4. Presupuesto <text:bookmark-end text:name="__RefHeading___Toc123_679982336"/></text:h>
      <text:p text:style-name="P17">Lista del coste estimado de cada elemento del CanSa<text:span text:style-name="T3">t</text:span> </text:p>
      <text:p text:style-name="P17"/>
      <text:h text:style-name="Heading_20_1" text:outline-level="1"><text:bookmark-start text:name="__RefHeading___Toc125_679982336"/>5. Plan de difusión y patrocinio <text:bookmark-end text:name="__RefHeading___Toc125_679982336"/></text:h>
      <text:p text:style-name="P16">Para este proyecto hemos distribuido al equipo …</text:p>
      <text:p text:style-name="P16"/>
      <text:h text:style-name="Heading_20_1" text:outline-level="1"><text:bookmark-start text:name="__RefHeading___Toc127_679982336"/>6. Bibliografía/Referencias/Recursos utilizados <text:bookmark-end text:name="__RefHeading___Toc127_679982336"/></text:h>
      <text:p text:style-name="Text_20_body">Incluir el listado de recursos utilizados </text:p>
      <text:p text:style-name="Text_20_body"/>
      <text:p text:style-name="Text_20_body">AVISOS Y RECOMENDACIONES </text:p>
      <text:p text:style-name="Text_20_body">…</text:p>
      <text:p text:style-name="Text_20_body">CONTACTO </text:p>
      <text:p text:style-name="Text_20_body">Todas las preguntas y muestras de interés deberán enviarse a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.499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.499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3-21T19:00:29.468000000</meta:creation-date>
    <dc:date>2023-03-21T19:59:44.428000000</dc:date>
    <meta:editing-duration>PT16M10S</meta:editing-duration>
    <meta:editing-cycles>7</meta:editing-cycles>
    <meta:generator>LibreOffice/6.4.6.2$Windows_X86_64 LibreOffice_project/0ce51a4fd21bff07a5c061082cc82c5ed232f115</meta:generator>
    <meta:document-statistic meta:table-count="0" meta:image-count="0" meta:object-count="0" meta:page-count="5" meta:paragraph-count="51" meta:word-count="309" meta:character-count="1961" meta:non-whitespace-character-count="1680"/>
  </office:meta>
</office:document-meta>
</file>